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8.073cm" fo:min-width="8.033cm" draw:shadow="hidden"/>
    </style:style>
    <style:style style:name="gr2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333333" draw:fill="solid" draw:textarea-vertical-align="middle"/>
    </style:style>
    <style:style style:name="gr4" style:family="graphic" style:parent-style-name="objectwithoutfill">
      <style:graphic-properties svg:stroke-color="#1c1c1c" draw:fill="solid" draw:textarea-vertical-align="middle"/>
    </style:style>
    <style:style style:name="gr5" style:family="graphic" style:parent-style-name="standard">
      <style:graphic-properties svg:stroke-color="#333333" draw:fill="none" draw:fill-color="#729fcf" draw:textarea-horizontal-align="justify" draw:textarea-vertical-align="middle" draw:auto-grow-height="false" fo:min-height="8.132cm" fo:min-width="7.882cm"/>
    </style:style>
    <style:style style:name="gr6" style:family="graphic" style:parent-style-name="objectwithoutfill">
      <style:graphic-properties svg:stroke-color="#bf0041" draw:fill="solid" draw:textarea-vertical-align="middle"/>
    </style:style>
    <style:style style:name="gr7" style:family="graphic" style:parent-style-name="standard">
      <style:graphic-properties svg:stroke-color="#bf0041" draw:marker-start="" draw:marker-start-width="0.3cm" draw:marker-end="Symmetric_20_Arrow" draw:marker-end-width="0.3cm" draw:textarea-vertical-align="middle"/>
    </style:style>
    <style:style style:name="gr8" style:family="graphic" style:parent-style-name="standard">
      <style:graphic-properties svg:stroke-width="0.035cm" svg:stroke-color="#2a6099" draw:marker-start="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Long_20_Dash" svg:stroke-width="0.018cm" svg:stroke-color="#bf0041" draw:marker-start="" draw:marker-start-width="0.327cm" draw:marker-end="" draw:marker-end-width="0.327cm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width="0.035cm" svg:stroke-color="#158466" draw:marker-start="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Long_20_Dash" svg:stroke-color="#158466" draw:marker-start="" draw:marker-start-width="0.3cm" draw:marker-end="" draw:marker-end-width="0.3cm" draw:textarea-vertical-align="middle"/>
    </style:style>
    <style:style style:name="gr12" style:family="graphic" style:parent-style-name="standard">
      <style:graphic-properties svg:stroke-width="0.035cm" svg:stroke-color="#bf0041" draw:marker-start="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158466" draw:marker-start="" draw:marker-start-width="0.3cm" draw:marker-end="Symmetric_20_Arrow" draw:marker-end-width="0.3cm" draw:textarea-vertical-align="middle"/>
    </style:style>
    <style:style style:name="gr15" style:family="graphic" style:parent-style-name="objectwithoutfill">
      <style:graphic-properties draw:stroke="solid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bf0041" draw:marker-start="" draw:fill-color="#ff0000" draw:opacity="54%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158466" draw:fill-color="#158466" draw:opacity="62%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2a6099" draw:opacity="70%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dash" draw:stroke-dash="Long_20_Dash" svg:stroke-width="0.018cm" svg:stroke-color="#2a6099" draw:marker-start="" draw:marker-start-width="0.327cm" draw:marker-end="" draw:marker-end-width="0.327cm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0000" draw:opacity="54%"/>
      <style:paragraph-properties fo:text-align="center"/>
    </style:style>
    <style:style style:name="P6" style:family="paragraph">
      <loext:graphic-properties draw:fill-color="#158466" draw:opacity="62%"/>
      <style:paragraph-properties fo:text-align="center"/>
    </style:style>
    <style:style style:name="P7" style:family="paragraph">
      <loext:graphic-properties draw:fill-color="#2a6099" draw:opacity="7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1.769cm" svg:x="2.397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71cm" svg:height="0.47cm" svg:x="10.525cm" svg:y="15.3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4.302cm" svg:y1="21.447cm" svg:x2="8.493cm" svg:y2="17.256cm">
          <text:p/>
        </draw:line>
        <draw:line draw:style-name="gr4" draw:text-style-name="P3" draw:layer="layout" svg:x1="4.302cm" svg:y1="13.065cm" svg:x2="12.684cm" svg:y2="21.447cm">
          <text:p/>
        </draw:line>
        <draw:custom-shape draw:style-name="gr5" draw:text-style-name="P2" draw:layer="layout" svg:width="8.382cm" svg:height="8.382cm" svg:x="4.275cm" svg:y="13.0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302cm" svg:y1="13.065cm" svg:x2="8.493cm" svg:y2="17.256cm">
          <text:p/>
        </draw:line>
        <draw:frame draw:style-name="gr2" draw:text-style-name="P2" draw:layer="layout" svg:width="0.433cm" svg:height="0.47cm" svg:x="9.203cm" svg:y="13.1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28cm" svg:height="0.47cm" svg:x="6.842cm" svg:y="12.04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415cm" svg:height="0.47cm" svg:x="4.81cm" svg:y="11.83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64cm" svg:height="0.53cm" svg:x="7.477cm" svg:y="14.1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4cm" svg:height="0.53cm" svg:x="7.167cm" svg:y="10.2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7" draw:text-style-name="P4" draw:layer="layout" svg:x1="9.636cm" svg:y1="11.287cm" svg:x2="8.62cm" svg:y2="12.176cm">
          <text:p/>
        </draw:line>
        <draw:line draw:style-name="gr8" draw:text-style-name="P4" draw:layer="layout" svg:x1="4.302cm" svg:y1="13.065cm" svg:x2="12.684cm" svg:y2="13.065cm">
          <text:p/>
        </draw:line>
        <draw:line draw:style-name="gr9" draw:text-style-name="P4" draw:layer="layout" svg:x1="6.461cm" svg:y1="12.176cm" svg:x2="8.493cm" svg:y2="17.256cm">
          <text:p/>
        </draw:line>
        <draw:line draw:style-name="gr10" draw:text-style-name="P4" draw:layer="layout" svg:x1="4.302cm" svg:y1="13.065cm" svg:x2="6.334cm" svg:y2="11.795cm">
          <text:p/>
        </draw:line>
        <draw:line draw:style-name="gr11" draw:text-style-name="P4" draw:layer="layout" svg:x1="5.318cm" svg:y1="12.43cm" svg:x2="8.493cm" svg:y2="17.256cm">
          <text:p/>
        </draw:line>
        <draw:line draw:style-name="gr12" draw:text-style-name="P4" draw:layer="layout" svg:x1="8.493cm" svg:y1="11.414cm" svg:x2="4.302cm" svg:y2="13.065cm">
          <text:p/>
        </draw:line>
        <draw:line draw:style-name="gr10" draw:text-style-name="P4" draw:layer="layout" svg:x1="6.461cm" svg:y1="12.176cm" svg:x2="6.334cm" svg:y2="11.795cm">
          <text:p/>
        </draw:line>
        <draw:line draw:style-name="gr13" draw:text-style-name="P3" draw:layer="layout" svg:x1="8.493cm" svg:y1="13.065cm" svg:x2="8.493cm" svg:y2="11.414cm">
          <text:p/>
        </draw:line>
        <draw:line draw:style-name="gr14" draw:text-style-name="P4" draw:layer="layout" svg:x1="7.237cm" svg:y1="10.888cm" svg:x2="6.475cm" svg:y2="12.031cm">
          <text:p/>
        </draw:line>
        <draw:frame draw:style-name="gr2" draw:text-style-name="P2" draw:layer="layout" svg:width="0.564cm" svg:height="0.53cm" svg:x="9.763cm" svg:y="10.8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5" draw:text-style-name="P3" draw:layer="layout" svg:x1="12.684cm" svg:y1="13.065cm" svg:x2="8.494cm" svg:y2="17.257cm">
          <text:p/>
        </draw:line>
        <draw:frame draw:style-name="gr2" draw:text-style-name="P2" draw:layer="layout" svg:width="0.555cm" svg:height="0.53cm" svg:x="6.461cm" svg:y="13.73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6" draw:text-style-name="P5" draw:layer="layout" svg:width="0.203cm" svg:height="0.171cm" draw:transform="rotate (0.404741853537485) translate (6.461cm 12.22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127cm" svg:height="0.127cm" draw:transform="rotate (0.588175957922089) translate (5.318cm 12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0.254cm" svg:height="0.254cm" svg:x="8.493cm" svg:y="13.065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8.493cm" svg:y1="13.065cm" svg:x2="8.493cm" svg:y2="17.256cm">
          <text:p/>
        </draw:line>
        <draw:frame draw:style-name="gr2" draw:text-style-name="P2" draw:layer="layout" svg:width="0.564cm" svg:height="0.53cm" svg:x="8.62cm" svg:y="14.5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2-27T15:54:10.093558031</dc:date>
    <meta:editing-duration>PT2H2M32S</meta:editing-duration>
    <meta:editing-cycles>36</meta:editing-cycles>
    <meta:generator>LibreOffice/6.4.7.2$Linux_X86_64 LibreOffice_project/4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style color="red">
      <msub>
        <mi>h</mi>
        <mi>b</mi>
      </msub>
    </mstyle>
    <annotation encoding="StarMath 5.0">color red { h_b }</annotation>
  </semantics>
</math>
</file>

<file path=Object 2/content.xml><?xml version="1.0" encoding="utf-8"?>
<math xmlns="http://www.w3.org/1998/Math/MathML" display="block">
  <semantics>
    <mstyle color="green">
      <msub>
        <mi>c</mi>
        <mn>0</mn>
      </msub>
    </mstyle>
    <annotation encoding="StarMath 5.0">color green { c _0}</annotation>
  </semantics>
</math>
</file>

<file path=Object 3/content.xml><?xml version="1.0" encoding="utf-8"?>
<math xmlns="http://www.w3.org/1998/Math/MathML" display="block">
  <semantics>
    <mstyle color="red">
      <msub>
        <mi>b</mi>
        <mn>0</mn>
      </msub>
    </mstyle>
    <annotation encoding="StarMath 5.0">color red { b _0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a}</annotation>
  </semantics>
</math>
</file>

<file path=Object 5/content.xml><?xml version="1.0" encoding="utf-8"?>
<math xmlns="http://www.w3.org/1998/Math/MathML" display="block">
  <semantics>
    <mstyle color="red">
      <mi>b</mi>
    </mstyle>
    <annotation encoding="StarMath 5.0">color red { b }</annotation>
  </semantics>
</math>
</file>

<file path=Object 6/content.xml><?xml version="1.0" encoding="utf-8"?>
<math xmlns="http://www.w3.org/1998/Math/MathML" display="block">
  <semantics>
    <mrow>
      <mi>R</mi>
      <mo stretchy="false">=</mo>
      <mn>1</mn>
    </mrow>
    <annotation encoding="StarMath 5.0"> {R=1}</annotation>
  </semantics>
</math>
</file>

<file path=Object 7/content.xml><?xml version="1.0" encoding="utf-8"?>
<math xmlns="http://www.w3.org/1998/Math/MathML" display="block">
  <semantics>
    <mstyle color="green">
      <mi>c</mi>
    </mstyle>
    <annotation encoding="StarMath 5.0">color green { c }</annotation>
  </semantics>
</math>
</file>

<file path=Object 8/content.xml><?xml version="1.0" encoding="utf-8"?>
<math xmlns="http://www.w3.org/1998/Math/MathML" display="block">
  <semantics>
    <mstyle color="green">
      <msub>
        <mi>h</mi>
        <mi>c</mi>
      </msub>
    </mstyle>
    <annotation encoding="StarMath 5.0">color green { h_c }</annotation>
  </semantics>
</math>
</file>

<file path=Object 9/content.xml><?xml version="1.0" encoding="utf-8"?>
<math xmlns="http://www.w3.org/1998/Math/MathML" display="block">
  <semantics>
    <mstyle color="blue">
      <msub>
        <mi>h</mi>
        <mi>a</mi>
      </msub>
    </mstyle>
    <annotation encoding="StarMath 5.0">color blue { h_a }</annotation>
  </semantics>
</math>
</file>